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7000002ED5CC42CA5C2342D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7cm" fo:min-width="0.613cm"/>
    </style:style>
    <style:style style:name="gr2" style:family="graphic" style:parent-style-name="standard">
      <style:graphic-properties draw:textarea-horizontal-align="justify" draw:textarea-vertical-align="middle" draw:auto-grow-height="false" fo:min-height="0.117cm" fo:min-width="0.614cm"/>
    </style:style>
    <style:style style:name="gr3" style:family="graphic" style:parent-style-name="standard">
      <style:graphic-properties draw:textarea-horizontal-align="justify" draw:textarea-vertical-align="middle" draw:auto-grow-height="false" fo:min-height="0.115cm" fo:min-width="0.613cm"/>
    </style:style>
    <style:style style:name="gr4" style:family="graphic" style:parent-style-name="standard">
      <style:graphic-properties draw:textarea-horizontal-align="justify" draw:textarea-vertical-align="middle" draw:auto-grow-height="false" fo:min-height="0.115cm" fo:min-width="0.612cm"/>
    </style:style>
    <style:style style:name="gr5" style:family="graphic" style:parent-style-name="standard">
      <style:graphic-properties draw:textarea-horizontal-align="justify" draw:textarea-vertical-align="middle" draw:auto-grow-height="false" fo:min-height="0.116cm" fo:min-width="0.61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16cm" fo:min-width="0.365cm"/>
    </style:style>
    <style:style style:name="gr8" style:family="graphic" style:parent-style-name="standard">
      <style:graphic-properties draw:textarea-horizontal-align="justify" draw:textarea-vertical-align="middle" draw:auto-grow-height="false" fo:min-height="0.975cm" fo:min-width="0.722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2.546cm"/>
    </style:style>
    <style:style style:name="gr11" style:family="graphic" style:parent-style-name="standard">
      <style:graphic-properties draw:textarea-horizontal-align="justify" draw:textarea-vertical-align="middle" draw:auto-grow-height="false" fo:min-height="0.605cm" fo:min-width="0.216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0.605cm" fo:min-width="0.2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2.688cm"/>
    </style:style>
    <style:style style:name="gr15" style:family="graphic" style:parent-style-name="standard">
      <style:graphic-properties draw:textarea-horizontal-align="justify" draw:textarea-vertical-align="middle" draw:auto-grow-height="false" fo:min-height="0.116cm" fo:min-width="0.6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8cm" fo:min-width="0.9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.7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0.79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1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.713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2cm" fo:min-width="0.682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71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.938cm"/>
    </style:style>
    <style:style style:name="gr2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to_20_sem_20_preenchimento_20_nem_20_linha">
      <style:graphic-properties draw:stroke="dash" draw:stroke-dash="Fine_20_Dashe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text-properties fo:font-size="16pt" fo:language="en" fo:country="GB" style:font-size-asian="16pt" style:font-size-complex="16pt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language="en" fo:country="GB"/>
    </style:style>
    <style:style style:name="T2" style:family="text">
      <style:text-properties fo:font-size="15pt" fo:language="en" fo:country="GB" style:font-size-asian="15pt" style:font-size-complex="15pt"/>
    </style:style>
    <style:style style:name="T3" style:family="text">
      <style:text-properties style:text-position="-33% 58%" fo:font-size="15pt" fo:language="en" fo:country="GB" style:font-size-asian="15pt" style:font-size-complex="15pt"/>
    </style:style>
    <style:style style:name="T4" style:family="text">
      <style:text-properties fo:font-size="16pt" fo:language="en" fo:country="GB" style:font-size-asian="16pt" style:font-size-complex="16pt"/>
    </style:style>
    <style:style style:name="T5" style:family="text">
      <style:text-properties style:text-position="-33% 58%" fo:font-size="16pt" fo:language="en" fo:country="GB" style:font-size-asian="16pt" style:font-size-complex="16pt"/>
    </style:style>
    <style:style style:name="T6" style:family="text">
      <style:text-properties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13cm" svg:height="0.367cm" svg:x="2.548cm" svg:y="1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14cm" svg:height="0.367cm" svg:x="5.736cm" svg:y="1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113cm" svg:height="0.365cm" svg:x="2.548cm" svg:y="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112cm" svg:height="0.365cm" svg:x="5.803cm" svg:y="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1.112cm" svg:height="0.366cm" draw:transform="rotate (1.5707963267949) translate (4.585cm 3.3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.548cm" svg:y1="1.502cm" svg:x2="1.45cm" svg:y2="2.211cm" draw:start-shape="id1" draw:start-glue-point="3" draw:end-shape="id2" draw:end-glue-point="4" svg:d="M2548 1502h-1098v709" svg:viewBox="0 0 1099 710">
          <text:p/>
        </draw:connector>
        <draw:connector draw:style-name="gr6" draw:text-style-name="P1" draw:layer="layout" svg:x1="1.45cm" svg:y1="3.435cm" svg:x2="2.548cm" svg:y2="4.092cm" draw:start-shape="id2" draw:start-glue-point="8" draw:end-shape="id3" draw:end-glue-point="3" svg:d="M1450 3435v657h1098" svg:viewBox="0 0 1099 658">
          <text:p/>
        </draw:connector>
        <draw:connector draw:style-name="gr6" draw:text-style-name="P1" draw:layer="layout" svg:x1="7.789cm" svg:y1="6.047cm" svg:x2="4.763cm" svg:y2="6.33cm" draw:start-shape="id4" draw:start-glue-point="2" draw:end-shape="id5" draw:end-glue-point="6" svg:d="M7789 6047v784h-3026v-501" svg:viewBox="0 0 3027 785">
          <text:p/>
        </draw:connector>
        <draw:connector draw:style-name="gr6" draw:text-style-name="P1" draw:layer="layout" svg:x1="3.661cm" svg:y1="4.092cm" svg:x2="5.803cm" svg:y2="4.092cm" draw:start-shape="id3" draw:start-glue-point="1" draw:end-shape="id6" draw:end-glue-point="3" svg:d="M3661 4092h2142" svg:viewBox="0 0 2143 1">
          <text:p/>
        </draw:connector>
        <draw:connector draw:style-name="gr6" draw:text-style-name="P1" draw:layer="layout" svg:x1="4.768cm" svg:y1="3.322cm" svg:x2="5.803cm" svg:y2="4.092cm" draw:start-shape="id7" draw:start-glue-point="3" draw:end-shape="id6" draw:end-glue-point="3" svg:d="M4768 3322v770h1035" svg:viewBox="0 0 1036 771">
          <text:p/>
        </draw:connector>
        <draw:connector draw:style-name="gr6" draw:text-style-name="P1" draw:layer="layout" svg:x1="5.736cm" svg:y1="1.502cm" svg:x2="4.768cm" svg:y2="2.21cm" draw:start-shape="id8" draw:start-glue-point="3" draw:end-shape="id7" draw:end-glue-point="1" svg:d="M5736 1502h-968v708" svg:viewBox="0 0 969 709">
          <text:p/>
        </draw:connector>
        <draw:custom-shape draw:style-name="gr7" draw:text-style-name="P1" xml:id="id2" draw:id="id2" draw:layer="layout" svg:width="1.223cm" svg:height="1.224cm" svg:x="0.838cm" svg:y="2.21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1.222cm" svg:height="1.225cm" svg:x="7.178cm" svg:y="4.821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9" draw:text-style-name="P3" draw:layer="layout" svg:x1="7.79cm" svg:y1="5.84cm" svg:x2="7.79cm" svg:y2="5cm">
            <text:p/>
          </draw:line>
        </draw:g>
        <draw:frame draw:style-name="gr10" draw:text-style-name="P4" draw:layer="layout" svg:width="3.046cm" svg:height="1.129cm" svg:x="8.009cm" svg:y="3.105cm">
          <draw:text-box>
            <text:p><text:span text:style-name="T2">I</text:span><text:span text:style-name="T3">b</text:span><text:span text:style-name="T4"> </text:span><text:span text:style-name="T4">= </text:span><text:span text:style-name="T4">K</text:span><text:span text:style-name="T5">b</text:span><text:span text:style-name="T4"> </text:span><text:span text:style-name="T4">V</text:span><text:span text:style-name="T5">b</text:span></text:p>
          </draw:text-box>
        </draw:frame>
        <draw:g xml:id="id9" draw:id="id9">
          <draw:custom-shape draw:style-name="gr11" draw:text-style-name="P1" draw:layer="layout" svg:width="1.431cm" svg:height="1.709cm" svg:x="7.066cm" svg:y="1.938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12" draw:text-style-name="P3" draw:layer="layout" svg:x1="7.779cm" svg:y1="2.434cm" svg:x2="7.779cm" svg:y2="3.274cm">
            <text:p/>
          </draw:line>
        </draw:g>
        <draw:custom-shape draw:style-name="gr13" draw:text-style-name="P5" xml:id="id5" draw:id="id5" draw:layer="layout" svg:width="1.43cm" svg:height="1.709cm" svg:x="4.048cm" svg:y="4.621cm">
          <text:p text:style-name="P2"><text:span text:style-name="T6">+</text:span></text:p>
          <text:p text:style-name="P2"><text:span text:style-name="T6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4" draw:layer="layout" svg:width="3.188cm" svg:height="1.13cm" svg:x="4.699cm" svg:y="5.958cm">
          <draw:text-box>
            <text:p><text:span text:style-name="T7">V</text:span><text:span text:style-name="T8">c</text:span><text:span text:style-name="T7"> </text:span><text:span text:style-name="T7">= </text:span><text:span text:style-name="T7">K</text:span><text:span text:style-name="T8">c</text:span><text:span text:style-name="T7"> </text:span><text:span text:style-name="T7">I</text:span><text:span text:style-name="T8">c</text:span><text:span text:style-name="T4"> </text:span></text:p>
          </draw:text-box>
        </draw:frame>
        <draw:connector draw:style-name="gr6" draw:text-style-name="P2" draw:layer="layout" svg:x1="3.661cm" svg:y1="4.092cm" svg:x2="4.763cm" svg:y2="4.621cm" draw:start-shape="id3" draw:start-glue-point="1" draw:end-shape="id5" draw:end-glue-point="4" svg:d="M3661 4092h1102v529" svg:viewBox="0 0 1103 530">
          <text:p/>
        </draw:connector>
        <draw:connector draw:style-name="gr6" draw:text-style-name="P2" draw:layer="layout" svg:x1="3.661cm" svg:y1="1.502cm" svg:x2="4.768cm" svg:y2="2.21cm" draw:start-shape="id1" draw:start-glue-point="1" draw:end-shape="id7" draw:end-glue-point="1" svg:d="M3661 1502h1107v708" svg:viewBox="0 0 1108 709">
          <text:p/>
        </draw:connector>
        <draw:connector draw:style-name="gr6" draw:text-style-name="P2" draw:layer="layout" svg:x1="6.915cm" svg:y1="4.092cm" svg:x2="7.789cm" svg:y2="4.822cm" draw:start-shape="id6" draw:start-glue-point="1" draw:end-shape="id4" draw:end-glue-point="0" svg:d="M6915 4092h874v730" svg:viewBox="0 0 875 731">
          <text:p/>
        </draw:connector>
        <draw:connector draw:style-name="gr6" draw:text-style-name="P2" draw:layer="layout" svg:x1="6.85cm" svg:y1="1.502cm" svg:x2="7.781cm" svg:y2="1.938cm" draw:start-shape="id8" draw:start-glue-point="1" draw:end-shape="id9" draw:end-glue-point="0" svg:d="M6850 1502h931v436" svg:viewBox="0 0 932 437">
          <text:p/>
        </draw:connector>
        <draw:connector draw:style-name="gr6" draw:text-style-name="P2" draw:layer="layout" svg:x1="7.781cm" svg:y1="3.647cm" svg:x2="7.789cm" svg:y2="4.822cm" draw:start-shape="id9" draw:start-glue-point="2" draw:end-shape="id4" draw:end-glue-point="0" svg:d="M7781 3647v587h8v588" svg:viewBox="0 0 9 1176">
          <text:p/>
        </draw:connector>
        <draw:custom-shape draw:style-name="gr15" draw:text-style-name="P1" xml:id="id10" draw:id="id10" draw:layer="layout" svg:width="1.114cm" svg:height="0.366cm" svg:x="2.547cm" svg:y="6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1" draw:id="id11" draw:layer="layout" svg:width="1.112cm" svg:height="0.365cm" draw:transform="rotate (1.5707963267949) translate (1.265cm 5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3.661cm" svg:y1="6.816cm" svg:x2="4.763cm" svg:y2="6.33cm" draw:start-shape="id10" draw:start-glue-point="1" draw:end-shape="id5" draw:end-glue-point="6" svg:d="M3661 6816h1102v-486" svg:viewBox="0 0 1103 487">
          <text:p/>
        </draw:connector>
        <draw:connector draw:style-name="gr6" draw:text-style-name="P2" draw:layer="layout" svg:x1="1.447cm" svg:y1="4.868cm" svg:x2="2.548cm" svg:y2="4.092cm" draw:start-shape="id11" draw:start-glue-point="1" draw:end-shape="id3" draw:end-glue-point="3" svg:d="M1447 4868v-776h1101" svg:viewBox="0 0 1102 777">
          <text:p/>
        </draw:connector>
        <draw:connector draw:style-name="gr6" draw:text-style-name="P2" draw:layer="layout" svg:x1="1.447cm" svg:y1="5.98cm" svg:x2="2.547cm" svg:y2="6.816cm" draw:start-shape="id11" draw:start-glue-point="3" draw:end-shape="id10" draw:end-glue-point="3" svg:d="M1447 5980v836h1100" svg:viewBox="0 0 1101 837">
          <text:p/>
        </draw:connector>
        <draw:frame draw:style-name="gr16" draw:text-style-name="P4" draw:layer="layout" svg:width="1.437cm" svg:height="1.128cm" svg:x="8.43cm" svg:y="5.641cm">
          <draw:text-box>
            <text:p><text:span text:style-name="T4">I</text:span><text:span text:style-name="T5">d</text:span></text:p>
          </draw:text-box>
        </draw:frame>
        <draw:frame draw:style-name="gr17" draw:text-style-name="P6" draw:layer="layout" svg:width="1.214cm" svg:height="1.13cm" svg:x="2.523cm" svg:y="0.534cm">
          <draw:text-box>
            <text:p><text:span text:style-name="T9">R</text:span><text:span text:style-name="T10">1</text:span></text:p>
          </draw:text-box>
        </draw:frame>
        <draw:frame draw:style-name="gr18" draw:text-style-name="P6" draw:layer="layout" svg:width="1.214cm" svg:height="1.129cm" svg:x="5.966cm" svg:y="4.16cm">
          <draw:text-box>
            <text:p><text:span text:style-name="T9">R</text:span><text:span text:style-name="T10">5</text:span></text:p>
          </draw:text-box>
        </draw:frame>
        <draw:frame draw:style-name="gr19" draw:text-style-name="P7" draw:layer="layout" svg:width="1.294cm" svg:height="1.24cm" svg:x="4.845cm" svg:y="2.494cm">
          <draw:text-box>
            <text:p>R<text:span text:style-name="T11">3</text:span></text:p>
          </draw:text-box>
        </draw:frame>
        <draw:frame draw:style-name="gr20" draw:text-style-name="P7" draw:layer="layout" svg:width="1.212cm" svg:height="1.129cm" svg:x="5.787cm" svg:y="0.5cm">
          <draw:text-box>
            <text:p><text:span text:style-name="T9">R</text:span><text:span text:style-name="T10">2</text:span></text:p>
          </draw:text-box>
        </draw:frame>
        <draw:frame draw:style-name="gr21" draw:text-style-name="P6" draw:layer="layout" svg:width="1.213cm" svg:height="1.13cm" svg:x="0.417cm" svg:y="5.003cm">
          <draw:text-box>
            <text:p><text:span text:style-name="T9">R</text:span><text:span text:style-name="T10">6</text:span></text:p>
          </draw:text-box>
        </draw:frame>
        <draw:custom-shape draw:style-name="gr22" draw:text-style-name="P2" draw:layer="layout" svg:width="0.155cm" svg:height="0.172cm" svg:x="4.68cm" svg:y="4.0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" draw:layer="layout" svg:width="0.155cm" svg:height="0.171cm" svg:x="7.669cm" svg:y="4.0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" draw:layer="layout" svg:width="0.155cm" svg:height="0.17cm" svg:x="4.681cm" svg:y="6.7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" draw:layer="layout" svg:width="0.155cm" svg:height="0.171cm" svg:x="4.681cm" svg:y="1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" draw:layer="layout" svg:width="0.157cm" svg:height="0.171cm" svg:x="1.358cm" svg:y="4.0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3" draw:text-style-name="P7" draw:layer="layout" svg:width="1.182cm" svg:height="2.712cm" svg:x="3.899cm" svg:y="1.96cm">
          <draw:text-box>
            <text:p>+</text:p>
            <text:p><text:span text:style-name="T9">V</text:span><text:span text:style-name="T10">b</text:span></text:p>
            <text:p>-</text:p>
          </draw:text-box>
        </draw:frame>
        <draw:line draw:style-name="gr24" draw:text-style-name="P8" draw:layer="layout" svg:x1="1.875cm" svg:y1="4.867cm" svg:x2="1.875cm" svg:y2="6.12cm">
          <text:p/>
        </draw:line>
        <draw:frame draw:style-name="gr18" draw:text-style-name="P7" draw:layer="layout" svg:width="1.214cm" svg:height="1.129cm" svg:x="2.553cm" svg:y="7.071cm">
          <draw:text-box>
            <text:p><text:span text:style-name="T9">R</text:span><text:span text:style-name="T10">7</text:span></text:p>
          </draw:text-box>
        </draw:frame>
        <draw:frame draw:style-name="gr25" draw:text-style-name="P6" draw:layer="layout" svg:width="1.213cm" svg:height="1.129cm" svg:x="2.705cm" svg:y="4.16cm">
          <draw:text-box>
            <text:p><text:span text:style-name="T9">R</text:span><text:span text:style-name="T10">4</text:span></text:p>
          </draw:text-box>
        </draw:frame>
        <draw:frame draw:style-name="gr26" draw:text-style-name="P4" draw:layer="layout" svg:width="1.438cm" svg:height="1.129cm" svg:x="1.914cm" svg:y="5.09cm">
          <draw:text-box>
            <text:p><text:span text:style-name="T4">I</text:span><text:span text:style-name="T5">c</text:span></text:p>
          </draw:text-box>
        </draw:frame>
        <draw:frame draw:style-name="gr27" draw:text-style-name="P2" draw:layer="layout" svg:width="1.089cm" svg:height="1.121cm" draw:transform="skewX (0.0178023583703422) translate (2.635cm 2.133cm)">
          <draw:image xlink:href="Pictures/10000201000002D7000002ED5CC42CA5C2342D61.png" xlink:type="simple" xlink:show="embed" xlink:actuate="onLoad">
            <text:p text:style-name="P2">I<text:span text:style-name="T10">1</text:span></text:p>
          </draw:image>
        </draw:frame>
        <draw:frame draw:style-name="gr28" draw:text-style-name="P9" draw:layer="layout" svg:width="1.087cm" svg:height="1.121cm" draw:transform="skewX (-0.0186750229963393) rotate (-0.00453785605518522) translate (5.765cm 2.105cm)">
          <draw:image xlink:href="Pictures/10000201000002D7000002ED5CC42CA5C2342D61.png" xlink:type="simple" xlink:show="embed" xlink:actuate="onLoad">
            <text:p text:style-name="P2"><text:span text:style-name="T9">I</text:span><text:span text:style-name="T10">2</text:span></text:p>
          </draw:image>
        </draw:frame>
        <draw:frame draw:style-name="gr28" draw:text-style-name="P9" draw:layer="layout" svg:width="1.088cm" svg:height="1.12cm" draw:transform="skewX (-0.0205948851735331) rotate (-0.00366519142918811) translate (5.767cm 4.938cm)">
          <draw:image xlink:href="Pictures/10000201000002D7000002ED5CC42CA5C2342D61.png" xlink:type="simple" xlink:show="embed" xlink:actuate="onLoad">
            <text:p text:style-name="P2"><text:span text:style-name="T9">I</text:span><text:span text:style-name="T10">3</text:span></text:p>
          </draw:image>
        </draw:frame>
        <draw:frame draw:style-name="gr28" draw:text-style-name="P9" draw:layer="layout" svg:width="1.087cm" svg:height="1.12cm" draw:transform="skewX (-0.0178023583703422) rotate (-0.00366519142918811) translate (2.614cm 4.938cm)">
          <draw:image xlink:href="Pictures/10000201000002D7000002ED5CC42CA5C2342D61.png" xlink:type="simple" xlink:show="embed" xlink:actuate="onLoad">
            <text:p text:style-name="P2"><text:span text:style-name="T9">I</text:span><text:span text:style-name="T10">4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3-22T18:53:27.695503943</dc:date>
    <meta:editing-duration>PT18M21S</meta:editing-duration>
    <meta:editing-cycles>3</meta:editing-cycles>
    <meta:generator>LibreOffice/6.0.7.3$Linux_X86_64 LibreOffice_project/00m0$Build-3</meta:generator>
    <meta:document-statistic meta:object-count="51"/>
  </office:meta>
</office:document-meta>
</file>